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1.5583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1445in"/>
    </style:style>
    <style:style style:name="co7" style:family="table-column">
      <style:table-column-properties fo:break-before="auto" style:column-width="1.1555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549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1772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background-color="#ffff99" fo:padding="0.028in"/>
    </style:style>
    <style:style style:name="ce12" style:family="table-cell" style:parent-style-name="Default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ff" fo:padding="0.028in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padding="0.028in"/>
    </style:style>
    <style:style style:name="T1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2">
          <table:table-cell table:style-name="ce2" office:value-type="string" table:number-columns-spanned="2" table:number-rows-spanned="1">
            <text:p>Bill of materials for Cheapamp V1.2</text:p>
          </table:table-cell>
          <table:covered-table-cell table:style-name="ce8"/>
          <table:table-cell table:number-columns-repeated="255"/>
        </table:table-row>
        <table:table-row table:style-name="ro4">
          <table:table-cell table:style-name="ce3" office:value-type="string" table:number-columns-spanned="2" table:number-rows-spanned="1">
            <text:p>Instructions for use; Modify the 'number to order' variable to generate a list of product IDs to use for the below part sources.</text:p>
          </table:table-cell>
          <table:covered-table-cell table:style-name="ce9"/>
          <table:table-cell table:number-columns-repeated="255"/>
        </table:table-row>
        <table:table-row table:style-name="ro3">
          <table:table-cell table:style-name="ce5" office:value-type="string">
            <text:p>Part</text:p>
          </table:table-cell>
          <table:table-cell table:style-name="ce5" office:value-type="string">
            <text:p>Parts per unit(stereo)</text:p>
          </table:table-cell>
          <table:table-cell table:style-name="ce5" office:value-type="string">
            <text:p>Parts per unit(mono)</text:p>
          </table:table-cell>
          <table:table-cell/>
          <table:table-cell table:style-name="ce2" office:value-type="string" table:number-columns-spanned="2" table:number-rows-spanned="1">
            <text:p>Source</text:p>
          </table:table-cell>
          <table:covered-table-cell table:style-name="ce8"/>
          <table:table-cell/>
          <table:table-cell office:value-type="string">
            <text:p>Raw product ID</text:p>
          </table:table-cell>
          <table:table-cell table:number-columns-repeated="249"/>
        </table:table-row>
        <table:table-row table:style-name="ro5">
          <table:table-cell table:number-columns-repeated="4"/>
          <table:table-cell table:style-name="ce12" office:value-type="string">
            <text:p><text:span text:style-name="T1"><text:a xlink:href="http://www.microkit.se/" xlink:type="simple">www.microkit.se</text:a></text:span></text:p>
          </table:table-cell>
          <table:table-cell table:style-name="ce12" office:value-type="string">
            <text:p><text:span text:style-name="T1"><text:a xlink:href="http://www.farnell.com/" xlink:type="simple">www.farnell.com</text:a></text:span></text:p>
          </table:table-cell>
          <table:table-cell/>
          <table:table-cell office:value-type="string">
            <text:p>Farnell</text:p>
          </table:table-cell>
          <table:table-cell table:number-columns-repeated="249"/>
        </table:table-row>
        <table:table-row table:style-name="ro3">
          <table:table-cell office:value-type="string">
            <text:p>C1</text:p>
          </table:table-cell>
          <table:table-cell table:style-name="ce10" table:formula="of:=SUMPRODUCT(LEN([.$A5])-LEN(SUBSTITUTE([.$A5];&quot;,&quot;;&quot;&quot;)))+1" office:value-type="float" office:value="1">
            <text:p>1</text:p>
          </table:table-cell>
          <table:table-cell table:style-name="ce10" table:formula="of:=[.B5]" office:value-type="float" office:value="1">
            <text:p>1</text:p>
          </table:table-cell>
          <table:table-cell/>
          <table:table-cell table:style-name="ce13" table:formula="of:=&quot;F&quot;&amp;[.$H5]&amp;&quot;+&quot;&amp;([.$B5]*[.$B$29]+[.$C5]*[.$B$30])" office:value-type="string" office:string-value="F8127077+5">
            <text:p>F8127077+5</text:p>
          </table:table-cell>
          <table:table-cell table:style-name="ce13" table:formula="of:=[.$H5]&amp;&quot;, &quot;&amp;([.$B5]*[.$B$29]+[.$C5]*[.$B$30])" office:value-type="string" office:string-value="8127077, 5">
            <text:p>8127077, 5</text:p>
          </table:table-cell>
          <table:table-cell/>
          <table:table-cell table:style-name="ce14" office:value-type="float" office:value="8127077">
            <text:p>8127077</text:p>
          </table:table-cell>
          <table:table-cell table:number-columns-repeated="249"/>
        </table:table-row>
        <table:table-row table:style-name="ro3">
          <table:table-cell office:value-type="string">
            <text:p>C10,C12,C14,C19,C20,C23</text:p>
          </table:table-cell>
          <table:table-cell table:style-name="ce10" table:formula="of:=SUMPRODUCT(LEN([.$A6])-LEN(SUBSTITUTE([.$A6];&quot;,&quot;;&quot;&quot;)))+1" office:value-type="float" office:value="6">
            <text:p>6</text:p>
          </table:table-cell>
          <table:table-cell table:style-name="ce10" table:formula="of:=[.B6]-1" office:value-type="float" office:value="5">
            <text:p>5</text:p>
          </table:table-cell>
          <table:table-cell/>
          <table:table-cell table:style-name="ce13" table:formula="of:=&quot;F&quot;&amp;[.$H6]&amp;&quot;+&quot;&amp;([.$B6]*[.$B$29]+[.$C6]*[.$B$30])" office:value-type="string" office:string-value="F1759407+28">
            <text:p>F1759407+28</text:p>
          </table:table-cell>
          <table:table-cell table:style-name="ce13" table:formula="of:=[.$H6]&amp;&quot;, &quot;&amp;([.$B6]*[.$B$29]+[.$C6]*[.$B$30])" office:value-type="string" office:string-value="1759407, 28">
            <text:p>1759407, 28</text:p>
          </table:table-cell>
          <table:table-cell/>
          <table:table-cell table:style-name="ce14" office:value-type="float" office:value="1759407">
            <text:p>1759407</text:p>
          </table:table-cell>
          <table:table-cell table:number-columns-repeated="249"/>
        </table:table-row>
        <table:table-row table:style-name="ro3">
          <table:table-cell office:value-type="string">
            <text:p>C18,C22</text:p>
          </table:table-cell>
          <table:table-cell table:style-name="ce10" table:formula="of:=SUMPRODUCT(LEN([.$A7])-LEN(SUBSTITUTE([.$A7];&quot;,&quot;;&quot;&quot;)))+1" office:value-type="float" office:value="2">
            <text:p>2</text:p>
          </table:table-cell>
          <table:table-cell table:style-name="ce10" table:formula="of:=[.B7]-1" office:value-type="float" office:value="1">
            <text:p>1</text:p>
          </table:table-cell>
          <table:table-cell/>
          <table:table-cell table:style-name="ce13" table:formula="of:=&quot;F&quot;&amp;[.$H7]&amp;&quot;+&quot;&amp;([.$B7]*[.$B$29]+[.$C7]*[.$B$30])" office:value-type="string" office:string-value="F1856483+8">
            <text:p>F1856483+8</text:p>
          </table:table-cell>
          <table:table-cell table:style-name="ce13" table:formula="of:=[.$H7]&amp;&quot;, &quot;&amp;([.$B7]*[.$B$29]+[.$C7]*[.$B$30])" office:value-type="string" office:string-value="1856483, 8">
            <text:p>1856483, 8</text:p>
          </table:table-cell>
          <table:table-cell/>
          <table:table-cell table:style-name="ce14" office:value-type="float" office:value="1856483">
            <text:p>1856483</text:p>
          </table:table-cell>
          <table:table-cell table:number-columns-repeated="249"/>
        </table:table-row>
        <table:table-row table:style-name="ro3">
          <table:table-cell office:value-type="string">
            <text:p>C2,C3,C4,C5,C7,C8</text:p>
          </table:table-cell>
          <table:table-cell table:style-name="ce10" table:formula="of:=SUMPRODUCT(LEN([.$A8])-LEN(SUBSTITUTE([.$A8];&quot;,&quot;;&quot;&quot;)))+1" office:value-type="float" office:value="6">
            <text:p>6</text:p>
          </table:table-cell>
          <table:table-cell table:style-name="ce10" table:formula="of:=[.B8]" office:value-type="float" office:value="6">
            <text:p>6</text:p>
          </table:table-cell>
          <table:table-cell/>
          <table:table-cell table:style-name="ce13" table:formula="of:=&quot;F&quot;&amp;[.$H8]&amp;&quot;+&quot;&amp;([.$B8]*[.$B$29]+[.$C8]*[.$B$30])" office:value-type="string" office:string-value="F1845736+30">
            <text:p>F1845736+30</text:p>
          </table:table-cell>
          <table:table-cell table:style-name="ce13" table:formula="of:=[.$H8]&amp;&quot;, &quot;&amp;([.$B8]*[.$B$29]+[.$C8]*[.$B$30])" office:value-type="string" office:string-value="1845736, 30">
            <text:p>1845736, 30</text:p>
          </table:table-cell>
          <table:table-cell/>
          <table:table-cell table:style-name="ce14" office:value-type="float" office:value="1845736">
            <text:p>1845736</text:p>
          </table:table-cell>
          <table:table-cell table:number-columns-repeated="249"/>
        </table:table-row>
        <table:table-row table:style-name="ro6">
          <table:table-cell office:value-type="string">
            <text:p>C17,C21</text:p>
          </table:table-cell>
          <table:table-cell table:style-name="ce10" table:formula="of:=SUMPRODUCT(LEN([.$A9])-LEN(SUBSTITUTE([.$A9];&quot;,&quot;;&quot;&quot;)))+1" office:value-type="float" office:value="2">
            <text:p>2</text:p>
          </table:table-cell>
          <table:table-cell table:style-name="ce10" table:formula="of:=[.B9]-1" office:value-type="float" office:value="1">
            <text:p>1</text:p>
          </table:table-cell>
          <table:table-cell/>
          <table:table-cell table:style-name="ce13" table:formula="of:=&quot;F&quot;&amp;[.$H9]&amp;&quot;+&quot;&amp;([.$B9]*[.$B$29]+[.$C9]*[.$B$30])" office:value-type="string" office:string-value="F1833825+8">
            <text:p>F1833825+8</text:p>
          </table:table-cell>
          <table:table-cell table:style-name="ce13" table:formula="of:=[.$H9]&amp;&quot;, &quot;&amp;([.$B9]*[.$B$29]+[.$C9]*[.$B$30])" office:value-type="string" office:string-value="1833825, 8">
            <text:p>1833825, 8</text:p>
          </table:table-cell>
          <table:table-cell/>
          <table:table-cell table:style-name="ce14" office:value-type="float" office:value="1833825">
            <text:p>1833825</text:p>
          </table:table-cell>
          <table:table-cell table:number-columns-repeated="249"/>
        </table:table-row>
        <table:table-row table:style-name="ro2">
          <table:table-cell office:value-type="string">
            <text:p>C24,C25</text:p>
          </table:table-cell>
          <table:table-cell table:style-name="ce10" table:formula="of:=SUMPRODUCT(LEN([.$A10])-LEN(SUBSTITUTE([.$A10];&quot;,&quot;;&quot;&quot;)))+1" office:value-type="float" office:value="2">
            <text:p>2</text:p>
          </table:table-cell>
          <table:table-cell table:style-name="ce10" table:formula="of:=[.B10]-1" office:value-type="float" office:value="1">
            <text:p>1</text:p>
          </table:table-cell>
          <table:table-cell/>
          <table:table-cell table:style-name="ce13" table:formula="of:=&quot;F&quot;&amp;[.$H10]&amp;&quot;+&quot;&amp;([.$B10]*[.$B$29]+[.$C10]*[.$B$30])" office:value-type="string" office:string-value="F1759204+8">
            <text:p>F1759204+8</text:p>
          </table:table-cell>
          <table:table-cell table:style-name="ce13" table:formula="of:=[.$H10]&amp;&quot;, &quot;&amp;([.$B10]*[.$B$29]+[.$C10]*[.$B$30])" office:value-type="string" office:string-value="1759204, 8">
            <text:p>1759204, 8</text:p>
          </table:table-cell>
          <table:table-cell/>
          <table:table-cell table:style-name="ce15" office:value-type="float" office:value="1759204">
            <text:p>1759204</text:p>
          </table:table-cell>
          <table:table-cell table:number-columns-repeated="249"/>
        </table:table-row>
        <table:table-row table:style-name="ro3">
          <table:table-cell office:value-type="string">
            <text:p>C9,C13,C15,C16</text:p>
          </table:table-cell>
          <table:table-cell table:style-name="ce10" table:formula="of:=SUMPRODUCT(LEN([.$A11])-LEN(SUBSTITUTE([.$A11];&quot;,&quot;;&quot;&quot;)))+1" office:value-type="float" office:value="4">
            <text:p>4</text:p>
          </table:table-cell>
          <table:table-cell table:style-name="ce10" table:formula="of:=[.B11]" office:value-type="float" office:value="4">
            <text:p>4</text:p>
          </table:table-cell>
          <table:table-cell/>
          <table:table-cell table:style-name="ce13" table:formula="of:=&quot;F&quot;&amp;[.$H11]&amp;&quot;+&quot;&amp;([.$B11]*[.$B$29]+[.$C11]*[.$B$30])" office:value-type="string" office:string-value="F1759213+20">
            <text:p>F1759213+20</text:p>
          </table:table-cell>
          <table:table-cell table:style-name="ce13" table:formula="of:=[.$H11]&amp;&quot;, &quot;&amp;([.$B11]*[.$B$29]+[.$C11]*[.$B$30])" office:value-type="string" office:string-value="1759213, 20">
            <text:p>1759213, 20</text:p>
          </table:table-cell>
          <table:table-cell/>
          <table:table-cell table:style-name="ce14" office:value-type="float" office:value="1759213">
            <text:p>1759213</text:p>
          </table:table-cell>
          <table:table-cell table:number-columns-repeated="249"/>
        </table:table-row>
        <table:table-row table:style-name="ro6">
          <table:table-cell office:value-type="string">
            <text:p>D1</text:p>
          </table:table-cell>
          <table:table-cell table:style-name="ce10" table:formula="of:=SUMPRODUCT(LEN([.$A12])-LEN(SUBSTITUTE([.$A12];&quot;,&quot;;&quot;&quot;)))+1" office:value-type="float" office:value="1">
            <text:p>1</text:p>
          </table:table-cell>
          <table:table-cell table:style-name="ce10" table:formula="of:=[.B12]" office:value-type="float" office:value="1">
            <text:p>1</text:p>
          </table:table-cell>
          <table:table-cell/>
          <table:table-cell table:style-name="ce13" table:formula="of:=&quot;F&quot;&amp;[.$H12]&amp;&quot;+&quot;&amp;([.$B12]*[.$B$29]+[.$C12]*[.$B$30])" office:value-type="string" office:string-value="F1336558+5">
            <text:p>F1336558+5</text:p>
          </table:table-cell>
          <table:table-cell table:style-name="ce13" table:formula="of:=[.$H12]&amp;&quot;, &quot;&amp;([.$B12]*[.$B$29]+[.$C12]*[.$B$30])" office:value-type="string" office:string-value="1336558, 5">
            <text:p>1336558, 5</text:p>
          </table:table-cell>
          <table:table-cell/>
          <table:table-cell table:style-name="ce14" office:value-type="float" office:value="1336558">
            <text:p>1336558</text:p>
          </table:table-cell>
          <table:table-cell table:number-columns-repeated="249"/>
        </table:table-row>
        <table:table-row table:style-name="ro6">
          <table:table-cell office:value-type="string">
            <text:p>D2</text:p>
          </table:table-cell>
          <table:table-cell table:style-name="ce10" table:formula="of:=SUMPRODUCT(LEN([.$A13])-LEN(SUBSTITUTE([.$A13];&quot;,&quot;;&quot;&quot;)))+1" office:value-type="float" office:value="1">
            <text:p>1</text:p>
          </table:table-cell>
          <table:table-cell table:style-name="ce10" table:formula="of:=[.B13]" office:value-type="float" office:value="1">
            <text:p>1</text:p>
          </table:table-cell>
          <table:table-cell/>
          <table:table-cell table:style-name="ce13" table:formula="of:=&quot;F&quot;&amp;[.$H13]&amp;&quot;+&quot;&amp;([.$B13]*[.$B$29]+[.$C13]*[.$B$30])" office:value-type="string" office:string-value="F2211987+5">
            <text:p>F2211987+5</text:p>
          </table:table-cell>
          <table:table-cell table:style-name="ce13" table:formula="of:=[.$H13]&amp;&quot;, &quot;&amp;([.$B13]*[.$B$29]+[.$C13]*[.$B$30])" office:value-type="string" office:string-value="2211987, 5">
            <text:p>2211987, 5</text:p>
          </table:table-cell>
          <table:table-cell/>
          <table:table-cell table:style-name="ce14" office:value-type="float" office:value="2211987">
            <text:p>2211987</text:p>
          </table:table-cell>
          <table:table-cell table:number-columns-repeated="249"/>
        </table:table-row>
        <table:table-row table:style-name="ro6">
          <table:table-cell office:value-type="string">
            <text:p>F1,F2</text:p>
          </table:table-cell>
          <table:table-cell table:style-name="ce10" table:formula="of:=SUMPRODUCT(LEN([.$A14])-LEN(SUBSTITUTE([.$A14];&quot;,&quot;;&quot;&quot;)))+1" office:value-type="float" office:value="2">
            <text:p>2</text:p>
          </table:table-cell>
          <table:table-cell table:style-name="ce10" table:formula="of:=[.B14]" office:value-type="float" office:value="2">
            <text:p>2</text:p>
          </table:table-cell>
          <table:table-cell/>
          <table:table-cell table:style-name="ce13" table:formula="of:=&quot;F&quot;&amp;[.$H14]&amp;&quot;+&quot;&amp;([.$B14]*[.$B$29]+[.$C14]*[.$B$30])" office:value-type="string" office:string-value="F1822213+10">
            <text:p>F1822213+10</text:p>
          </table:table-cell>
          <table:table-cell table:style-name="ce13" table:formula="of:=[.$H14]&amp;&quot;, &quot;&amp;([.$B14]*[.$B$29]+[.$C14]*[.$B$30])" office:value-type="string" office:string-value="1822213, 10">
            <text:p>1822213, 10</text:p>
          </table:table-cell>
          <table:table-cell/>
          <table:table-cell table:style-name="ce14" office:value-type="float" office:value="1822213">
            <text:p>1822213</text:p>
          </table:table-cell>
          <table:table-cell table:number-columns-repeated="249"/>
        </table:table-row>
        <table:table-row table:style-name="ro3">
          <table:table-cell office:value-type="string">
            <text:p>IC1</text:p>
          </table:table-cell>
          <table:table-cell table:style-name="ce10" table:formula="of:=SUMPRODUCT(LEN([.$A15])-LEN(SUBSTITUTE([.$A15];&quot;,&quot;;&quot;&quot;)))+1" office:value-type="float" office:value="1">
            <text:p>1</text:p>
          </table:table-cell>
          <table:table-cell table:style-name="ce10" table:formula="of:=[.B15]" office:value-type="float" office:value="1">
            <text:p>1</text:p>
          </table:table-cell>
          <table:table-cell/>
          <table:table-cell table:style-name="ce13" table:formula="of:=&quot;F&quot;&amp;[.$H15]&amp;&quot;+&quot;&amp;([.$B15]*[.$B$29]+[.$C15]*[.$B$30])" office:value-type="string" office:string-value="F8221928+5">
            <text:p>F8221928+5</text:p>
          </table:table-cell>
          <table:table-cell table:style-name="ce13" table:formula="of:=[.$H15]&amp;&quot;, &quot;&amp;([.$B15]*[.$B$29]+[.$C15]*[.$B$30])" office:value-type="string" office:string-value="8221928, 5">
            <text:p>8221928, 5</text:p>
          </table:table-cell>
          <table:table-cell/>
          <table:table-cell table:style-name="ce14" office:value-type="float" office:value="8221928">
            <text:p>8221928</text:p>
          </table:table-cell>
          <table:table-cell table:number-columns-repeated="249"/>
        </table:table-row>
        <table:table-row table:style-name="ro3">
          <table:table-cell office:value-type="string">
            <text:p>IC2</text:p>
          </table:table-cell>
          <table:table-cell table:style-name="ce10" table:formula="of:=SUMPRODUCT(LEN([.$A16])-LEN(SUBSTITUTE([.$A16];&quot;,&quot;;&quot;&quot;)))+1" office:value-type="float" office:value="1">
            <text:p>1</text:p>
          </table:table-cell>
          <table:table-cell table:style-name="ce10" table:formula="of:=[.B16]" office:value-type="float" office:value="1">
            <text:p>1</text:p>
          </table:table-cell>
          <table:table-cell/>
          <table:table-cell table:style-name="ce13" table:formula="of:=&quot;F&quot;&amp;[.$H16]&amp;&quot;+&quot;&amp;([.$B16]*[.$B$29]+[.$C16]*[.$B$30])" office:value-type="string" office:string-value="F1714886+5">
            <text:p>F1714886+5</text:p>
          </table:table-cell>
          <table:table-cell table:style-name="ce13" table:formula="of:=[.$H16]&amp;&quot;, &quot;&amp;([.$B16]*[.$B$29]+[.$C16]*[.$B$30])" office:value-type="string" office:string-value="1714886, 5">
            <text:p>1714886, 5</text:p>
          </table:table-cell>
          <table:table-cell/>
          <table:table-cell table:style-name="ce14" office:value-type="float" office:value="1714886">
            <text:p>1714886</text:p>
          </table:table-cell>
          <table:table-cell table:number-columns-repeated="249"/>
        </table:table-row>
        <table:table-row table:style-name="ro3">
          <table:table-cell office:value-type="string">
            <text:p>IC3,IC4</text:p>
          </table:table-cell>
          <table:table-cell table:style-name="ce10" table:formula="of:=SUMPRODUCT(LEN([.$A17])-LEN(SUBSTITUTE([.$A17];&quot;,&quot;;&quot;&quot;)))+1" office:value-type="float" office:value="2">
            <text:p>2</text:p>
          </table:table-cell>
          <table:table-cell table:style-name="ce10" table:formula="of:=[.B17]-1" office:value-type="float" office:value="1">
            <text:p>1</text:p>
          </table:table-cell>
          <table:table-cell/>
          <table:table-cell table:style-name="ce13" table:formula="of:=&quot;F&quot;&amp;[.$H17]&amp;&quot;+&quot;&amp;([.$B17]*[.$B$29]+[.$C17]*[.$B$30])" office:value-type="string" office:string-value="F1827383+8">
            <text:p>F1827383+8</text:p>
          </table:table-cell>
          <table:table-cell table:style-name="ce13" table:formula="of:=[.$H17]&amp;&quot;, &quot;&amp;([.$B17]*[.$B$29]+[.$C17]*[.$B$30])" office:value-type="string" office:string-value="1827383, 8">
            <text:p>1827383, 8</text:p>
          </table:table-cell>
          <table:table-cell/>
          <table:table-cell table:style-name="ce14" office:value-type="float" office:value="1827383">
            <text:p>1827383</text:p>
          </table:table-cell>
          <table:table-cell table:number-columns-repeated="249"/>
        </table:table-row>
        <table:table-row table:style-name="ro3">
          <table:table-cell office:value-type="string">
            <text:p>L1,L2,L3,L4,L5</text:p>
          </table:table-cell>
          <table:table-cell table:style-name="ce10" table:formula="of:=SUMPRODUCT(LEN([.$A18])-LEN(SUBSTITUTE([.$A18];&quot;,&quot;;&quot;&quot;)))+1" office:value-type="float" office:value="5">
            <text:p>5</text:p>
          </table:table-cell>
          <table:table-cell table:style-name="ce10" table:formula="of:=[.B18]" office:value-type="float" office:value="5">
            <text:p>5</text:p>
          </table:table-cell>
          <table:table-cell/>
          <table:table-cell table:style-name="ce13" table:formula="of:=&quot;F&quot;&amp;[.$H18]&amp;&quot;+&quot;&amp;([.$B18]*[.$B$29]+[.$C18]*[.$B$30])" office:value-type="string" office:string-value="F1515753+25">
            <text:p>F1515753+25</text:p>
          </table:table-cell>
          <table:table-cell table:style-name="ce13" table:formula="of:=[.$H18]&amp;&quot;, &quot;&amp;([.$B18]*[.$B$29]+[.$C18]*[.$B$30])" office:value-type="string" office:string-value="1515753, 25">
            <text:p>1515753, 25</text:p>
          </table:table-cell>
          <table:table-cell/>
          <table:table-cell table:style-name="ce14" office:value-type="float" office:value="1515753">
            <text:p>1515753</text:p>
          </table:table-cell>
          <table:table-cell table:number-columns-repeated="249"/>
        </table:table-row>
        <table:table-row table:style-name="ro2">
          <table:table-cell office:value-type="string">
            <text:p>LED1</text:p>
          </table:table-cell>
          <table:table-cell table:style-name="ce10" table:formula="of:=SUMPRODUCT(LEN([.$A19])-LEN(SUBSTITUTE([.$A19];&quot;,&quot;;&quot;&quot;)))+1" office:value-type="float" office:value="1">
            <text:p>1</text:p>
          </table:table-cell>
          <table:table-cell table:style-name="ce10" table:formula="of:=[.B19]" office:value-type="float" office:value="1">
            <text:p>1</text:p>
          </table:table-cell>
          <table:table-cell/>
          <table:table-cell table:style-name="ce13" table:formula="of:=&quot;F&quot;&amp;[.$H19]&amp;&quot;+&quot;&amp;([.$B19]*[.$B$29]+[.$C19]*[.$B$30])" office:value-type="string" office:string-value="F2099250+5">
            <text:p>F2099250+5</text:p>
          </table:table-cell>
          <table:table-cell table:style-name="ce13" table:formula="of:=[.$H19]&amp;&quot;, &quot;&amp;([.$B19]*[.$B$29]+[.$C19]*[.$B$30])" office:value-type="string" office:string-value="2099250, 5">
            <text:p>2099250, 5</text:p>
          </table:table-cell>
          <table:table-cell/>
          <table:table-cell table:style-name="ce16" office:value-type="float" office:value="2099250">
            <text:p>2099250</text:p>
          </table:table-cell>
          <table:table-cell table:number-columns-repeated="249"/>
        </table:table-row>
        <table:table-row table:style-name="ro3">
          <table:table-cell office:value-type="string">
            <text:p>R1,R3,R5,R6,R10,R13</text:p>
          </table:table-cell>
          <table:table-cell table:style-name="ce10" table:formula="of:=SUMPRODUCT(LEN([.$A20])-LEN(SUBSTITUTE([.$A20];&quot;,&quot;;&quot;&quot;)))+1" office:value-type="float" office:value="6">
            <text:p>6</text:p>
          </table:table-cell>
          <table:table-cell table:style-name="ce10" table:formula="of:=[.B20]-1" office:value-type="float" office:value="5">
            <text:p>5</text:p>
          </table:table-cell>
          <table:table-cell/>
          <table:table-cell table:style-name="ce13" table:formula="of:=&quot;F&quot;&amp;[.$H20]&amp;&quot;+&quot;&amp;([.$B20]*[.$B$29]+[.$C20]*[.$B$30])" office:value-type="string" office:string-value="F1469740+28">
            <text:p>F1469740+28</text:p>
          </table:table-cell>
          <table:table-cell table:style-name="ce13" table:formula="of:=[.$H20]&amp;&quot;, &quot;&amp;([.$B20]*[.$B$29]+[.$C20]*[.$B$30])" office:value-type="string" office:string-value="1469740, 28">
            <text:p>1469740, 28</text:p>
          </table:table-cell>
          <table:table-cell/>
          <table:table-cell table:style-name="ce14" office:value-type="float" office:value="1469740">
            <text:p>1469740</text:p>
          </table:table-cell>
          <table:table-cell table:number-columns-repeated="249"/>
        </table:table-row>
        <table:table-row table:style-name="ro3">
          <table:table-cell office:value-type="string">
            <text:p>R12,R16</text:p>
          </table:table-cell>
          <table:table-cell table:style-name="ce10" table:formula="of:=SUMPRODUCT(LEN([.$A21])-LEN(SUBSTITUTE([.$A21];&quot;,&quot;;&quot;&quot;)))+1" office:value-type="float" office:value="2">
            <text:p>2</text:p>
          </table:table-cell>
          <table:table-cell table:style-name="ce10" table:formula="of:=[.B21]-1" office:value-type="float" office:value="1">
            <text:p>1</text:p>
          </table:table-cell>
          <table:table-cell/>
          <table:table-cell table:style-name="ce13" table:formula="of:=&quot;F&quot;&amp;[.$H21]&amp;&quot;+&quot;&amp;([.$B21]*[.$B$29]+[.$C21]*[.$B$30])" office:value-type="string" office:string-value="F1469752+8">
            <text:p>F1469752+8</text:p>
          </table:table-cell>
          <table:table-cell table:style-name="ce13" table:formula="of:=[.$H21]&amp;&quot;, &quot;&amp;([.$B21]*[.$B$29]+[.$C21]*[.$B$30])" office:value-type="string" office:string-value="1469752, 8">
            <text:p>1469752, 8</text:p>
          </table:table-cell>
          <table:table-cell/>
          <table:table-cell table:style-name="ce14" office:value-type="float" office:value="1469752">
            <text:p>1469752</text:p>
          </table:table-cell>
          <table:table-cell table:number-columns-repeated="249"/>
        </table:table-row>
        <table:table-row table:style-name="ro3">
          <table:table-cell office:value-type="string">
            <text:p>R2,R4,R11,R15</text:p>
          </table:table-cell>
          <table:table-cell table:style-name="ce10" table:formula="of:=SUMPRODUCT(LEN([.$A22])-LEN(SUBSTITUTE([.$A22];&quot;,&quot;;&quot;&quot;)))+1" office:value-type="float" office:value="4">
            <text:p>4</text:p>
          </table:table-cell>
          <table:table-cell table:style-name="ce10" table:formula="of:=[.B22]-2" office:value-type="float" office:value="2">
            <text:p>2</text:p>
          </table:table-cell>
          <table:table-cell/>
          <table:table-cell table:style-name="ce13" table:formula="of:=&quot;F&quot;&amp;[.$H22]&amp;&quot;+&quot;&amp;([.$B22]*[.$B$29]+[.$C22]*[.$B$30])" office:value-type="string" office:string-value="F1469748+16">
            <text:p>F1469748+16</text:p>
          </table:table-cell>
          <table:table-cell table:style-name="ce13" table:formula="of:=[.$H22]&amp;&quot;, &quot;&amp;([.$B22]*[.$B$29]+[.$C22]*[.$B$30])" office:value-type="string" office:string-value="1469748, 16">
            <text:p>1469748, 16</text:p>
          </table:table-cell>
          <table:table-cell/>
          <table:table-cell table:style-name="ce14" office:value-type="float" office:value="1469748">
            <text:p>1469748</text:p>
          </table:table-cell>
          <table:table-cell table:number-columns-repeated="249"/>
        </table:table-row>
        <table:table-row table:style-name="ro3">
          <table:table-cell table:style-name="ce7" office:value-type="string">
            <text:p>R7</text:p>
          </table:table-cell>
          <table:table-cell table:style-name="ce10" table:formula="of:=SUMPRODUCT(LEN([.$A23])-LEN(SUBSTITUTE([.$A23];&quot;,&quot;;&quot;&quot;)))+1" office:value-type="float" office:value="1">
            <text:p>1</text:p>
          </table:table-cell>
          <table:table-cell table:style-name="ce10" table:formula="of:=[.B23]" office:value-type="float" office:value="1">
            <text:p>1</text:p>
          </table:table-cell>
          <table:table-cell/>
          <table:table-cell table:style-name="ce13" table:formula="of:=&quot;F&quot;&amp;[.$H23]&amp;&quot;+&quot;&amp;([.$B23]*[.$B$29]+[.$C23]*[.$B$30])" office:value-type="string" office:string-value="F1469768+5">
            <text:p>F1469768+5</text:p>
          </table:table-cell>
          <table:table-cell table:style-name="ce13" table:formula="of:=[.$H23]&amp;&quot;, &quot;&amp;([.$B23]*[.$B$29]+[.$C23]*[.$B$30])" office:value-type="string" office:string-value="1469768, 5">
            <text:p>1469768, 5</text:p>
          </table:table-cell>
          <table:table-cell/>
          <table:table-cell table:style-name="ce14" office:value-type="float" office:value="1469768">
            <text:p>1469768</text:p>
          </table:table-cell>
          <table:table-cell table:style-name="ce17"/>
          <table:table-cell table:number-columns-repeated="248"/>
        </table:table-row>
        <table:table-row table:style-name="ro6">
          <table:table-cell office:value-type="string">
            <text:p>R8,R9</text:p>
          </table:table-cell>
          <table:table-cell table:style-name="ce10" table:formula="of:=SUMPRODUCT(LEN([.$A24])-LEN(SUBSTITUTE([.$A24];&quot;,&quot;;&quot;&quot;)))+1" office:value-type="float" office:value="2">
            <text:p>2</text:p>
          </table:table-cell>
          <table:table-cell table:style-name="ce10" table:formula="of:=[.B24]" office:value-type="float" office:value="2">
            <text:p>2</text:p>
          </table:table-cell>
          <table:table-cell/>
          <table:table-cell table:style-name="ce13" table:formula="of:=&quot;F&quot;&amp;[.$H24]&amp;&quot;+&quot;&amp;([.$B24]*[.$B$29]+[.$C24]*[.$B$30])" office:value-type="string" office:string-value="F2059655+10">
            <text:p>F2059655+10</text:p>
          </table:table-cell>
          <table:table-cell table:style-name="ce13" table:formula="of:=[.$H24]&amp;&quot;, &quot;&amp;([.$B24]*[.$B$29]+[.$C24]*[.$B$30])" office:value-type="string" office:string-value="2059655, 10">
            <text:p>2059655, 10</text:p>
          </table:table-cell>
          <table:table-cell/>
          <table:table-cell table:style-name="ce14" office:value-type="float" office:value="2059655">
            <text:p>2059655</text:p>
          </table:table-cell>
          <table:table-cell table:number-columns-repeated="249"/>
        </table:table-row>
        <table:table-row table:style-name="ro2">
          <table:table-cell office:value-type="string">
            <text:p>X1,X2,X3</text:p>
          </table:table-cell>
          <table:table-cell table:style-name="ce10" table:formula="of:=SUMPRODUCT(LEN([.$A25])-LEN(SUBSTITUTE([.$A25];&quot;,&quot;;&quot;&quot;)))+1" office:value-type="float" office:value="3">
            <text:p>3</text:p>
          </table:table-cell>
          <table:table-cell table:style-name="ce10" table:formula="of:=[.B25]" office:value-type="float" office:value="3">
            <text:p>3</text:p>
          </table:table-cell>
          <table:table-cell/>
          <table:table-cell table:style-name="ce13" table:formula="of:=&quot;F&quot;&amp;[.$H25]&amp;&quot;+&quot;&amp;([.$B25]*[.$B$29]+[.$C25]*[.$B$30])" office:value-type="string" office:string-value="F1717006+15">
            <text:p>F1717006+15</text:p>
          </table:table-cell>
          <table:table-cell table:style-name="ce13" table:formula="of:=[.$H25]&amp;&quot;, &quot;&amp;([.$B25]*[.$B$29]+[.$C25]*[.$B$30])" office:value-type="string" office:string-value="1717006, 15">
            <text:p>1717006, 15</text:p>
          </table:table-cell>
          <table:table-cell/>
          <table:table-cell table:style-name="ce15" office:value-type="float" office:value="1717006">
            <text:p>1717006</text:p>
          </table:table-cell>
          <table:table-cell table:number-columns-repeated="249"/>
        </table:table-row>
        <table:table-row table:style-name="ro6">
          <table:table-cell office:value-type="string">
            <text:p>Note; X1, X2, X3 part selected can be split into two 3-way terminal blocks</text:p>
          </table:table-cell>
          <table:table-cell table:number-columns-repeated="256"/>
        </table:table-row>
        <table:table-row table:style-name="ro7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style-name="ce5" office:value-type="string">
            <text:p>Number to order (stereo):</text:p>
          </table:table-cell>
          <table:table-cell table:style-name="ce11" office:value-type="float" office:value="3">
            <text:p>3</text:p>
          </table:table-cell>
          <table:table-cell table:number-columns-repeated="255"/>
        </table:table-row>
        <table:table-row table:style-name="ro3">
          <table:table-cell table:style-name="ce5" office:value-type="string">
            <text:p>Number to order (mono):</text:p>
          </table:table-cell>
          <table:table-cell table:style-name="ce11" office:value-type="float" office:value="2">
            <text:p>2</text:p>
          </table:table-cell>
          <table:table-cell table:number-columns-repeated="255"/>
        </table:table-row>
        <table:table-row table:style-name="ro7" table:number-rows-repeated="1048545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Sheet2" table:style-name="ta2">
        <table:table-column table:style-name="co6" table:number-columns-repeated="257" table:default-cell-style-name="ce4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Sheet3" table:style-name="ta3">
        <table:table-column table:style-name="co6" table:number-columns-repeated="257" table:default-cell-style-name="ce4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14:3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3:44:16</meta:creation-date>
    <dc:date>2014-03-03T14:48:54</dc:date>
    <meta:editing-cycles>17</meta:editing-cycles>
    <meta:editing-duration>PT38M36S</meta:editing-duration>
    <meta:generator>LibreOffice/4.0.2.2$Linux_X86_64 LibreOffice_project/400m0$Build-2</meta:generator>
    <meta:document-statistic meta:table-count="3" meta:cell-count="141" meta:object-count="0"/>
  </office:meta>
</office:document-meta>
</file>